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Calibri Light" style:font-name-complex="Calibri Light" fo:font-size="12pt" style:font-size-asian="12pt" style:font-size-complex="10pt"/>
    </style:style>
    <style:style style:name="P2" style:parent-style-name="Normale" style:family="paragraph">
      <style:text-properties style:font-name="Calibri Light" style:font-name-complex="Calibri Light" fo:font-size="12pt" style:font-size-asian="12pt" style:font-size-complex="10pt"/>
    </style:style>
    <style:style style:name="P3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4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5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6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7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8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9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  <style:style style:name="P10" style:parent-style-name="Normale" style:family="paragraph">
      <style:text-properties style:font-name="Calibri Light" style:font-name-complex="Calibri Light" fo:font-size="12pt" style:font-size-asian="12pt" style:font-size-complex="10pt"/>
    </style:style>
    <style:style style:name="P11" style:parent-style-name="Paragrafoelenco" style:list-style-name="LFO3" style:family="paragraph">
      <style:text-properties style:font-name="Calibri Light" style:font-name-complex="Calibri Light" fo:font-size="12pt" style:font-size-asian="12pt" style:font-size-complex="10pt"/>
    </style:style>
  </office:automatic-styles>
  <office:body>
    <office:text text:use-soft-page-breaks="true">
      <text:p text:style-name="P1">Creare una console application<text:s/>che permatta l’inserimento di un appuntamento e associ ad un appuntamento un agente</text:p>
      <text:p text:style-name="P2">Regole critiche:</text:p>
      <text:list text:style-name="LFO3" text:continue-numbering="true">
        <text:list-item>
          <text:p text:style-name="P3">Prendere dati cliente(Nome, cognome, sede legale, p.iva, codice fiscale, ragione sociale, numero di telefono)</text:p>
        </text:list-item>
        <text:list-item>
          <text:p text:style-name="P4">Data appuntamento(data e ora)</text:p>
        </text:list-item>
        <text:list-item>
          <text:p text:style-name="P5">Appuntamento assegnato ad un agente a seconda della zona</text:p>
        </text:list-item>
        <text:list-item>
          <text:p text:style-name="P6">Dati agente (Nome, cognome, p.iva, C.F. , numero di telefono. ID, zona di competenza)</text:p>
        </text:list-item>
        <text:list-item>
          <text:p text:style-name="P7">Assegnare appuntamento a id agente</text:p>
        </text:list-item>
        <text:list-item>
          <text:p text:style-name="P8">Contrallare che agente sia libero e distanza ragionevole(una mezz’ora) tra appuntamenti</text:p>
        </text:list-item>
        <text:list-item>
          <text:p text:style-name="P9">Ogni agente a propria zona di competenza</text:p>
        </text:list-item>
      </text:list>
      <text:p text:style-name="P10">Regole operative(casi d’uso):</text:p>
      <text:list text:style-name="LFO3" text:continue-numbering="true">
        <text:list-item>
          <text:p text:style-name="P1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 Light" style:font-name-asian="DengXian" style:font-name-complex="Calibri Ligh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e Castronovo</meta:initial-creator>
    <dc:creator>Davide Castronovo</dc:creator>
    <meta:creation-date>2018-08-30T08:44:00Z</meta:creation-date>
    <dc:date>2018-08-30T14:48:00Z</dc:date>
    <meta:template xlink:href="Normal" xlink:type="simple"/>
    <meta:editing-cycles>2</meta:editing-cycles>
    <meta:editing-duration>PT21840S</meta:editing-duration>
    <meta:document-statistic meta:page-count="1" meta:paragraph-count="1" meta:word-count="91" meta:character-count="609" meta:row-count="4" meta:non-whitespace-character-count="519"/>
  </office:meta>
</office:document-meta>
</file>